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453in" svg:height="3.9217in" svg:x="2.9484in" svg:y="7.8323in">
            <draw:object draw:notify-on-update-of-ranges="Sheet1.A1:Sheet1.A1 Sheet1.A2:Sheet1.A13 Sheet1.B1:Sheet1.B1 Sheet1.B2:Sheet1.B13 Sheet1.C1:Sheet1.C1 Sheet1.C2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trix dimension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style-name="ce1" office:value-type="string" calcext:value-type="string">
            <text:p>Time Ratio</text:p>
          </table:table-cell>
          <table:table-cell/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style-name="ce1" office:value-type="string" calcext:value-type="string">
            <text:p>L1 CM Ratio</text:p>
          </table:table-cell>
          <table:table-cell/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style-name="ce1" office:value-type="string" calcext:value-type="string">
            <text:p>L2 CM Rati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469228" calcext:value-type="float">
            <text:p>0.0469228</text:p>
          </table:table-cell>
          <table:table-cell table:formula="of:=[.B2]/[.C2]" office:value-type="float" office:value="2.38031404775504" calcext:value-type="float">
            <text:p>2.3803140478</text:p>
          </table:table-cell>
          <table:table-cell/>
          <table:table-cell office:value-type="float" office:value="55725638" calcext:value-type="float">
            <text:p>55725638</text:p>
          </table:table-cell>
          <table:table-cell office:value-type="float" office:value="8720698" calcext:value-type="float">
            <text:p>8720698</text:p>
          </table:table-cell>
          <table:table-cell table:style-name="ce1" table:formula="of:=[.F2]/[.G2]" office:value-type="float" office:value="6.39004331992691" calcext:value-type="float">
            <text:p>6.3900433199</text:p>
          </table:table-cell>
          <table:table-cell/>
          <table:table-cell office:value-type="float" office:value="8114195" calcext:value-type="float">
            <text:p>8114195</text:p>
          </table:table-cell>
          <table:table-cell office:value-type="float" office:value="1488739" calcext:value-type="float">
            <text:p>1488739</text:p>
          </table:table-cell>
          <table:table-cell table:style-name="ce1" table:formula="of:= [.J2]/[.K2]" office:value-type="float" office:value="5.45038116150648" calcext:value-type="float">
            <text:p>5.4503811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9661" calcext:value-type="float">
            <text:p>1.09661</text:p>
          </table:table-cell>
          <table:table-cell office:value-type="float" office:value="0.451413" calcext:value-type="float">
            <text:p>0.451413</text:p>
          </table:table-cell>
          <table:table-cell table:formula="of:=[.B3]/[.C3]" office:value-type="float" office:value="2.42928316198249" calcext:value-type="float">
            <text:p>2.429283162</text:p>
          </table:table-cell>
          <table:table-cell/>
          <table:table-cell office:value-type="float" office:value="1065107140" calcext:value-type="float">
            <text:p>1065107140</text:p>
          </table:table-cell>
          <table:table-cell office:value-type="float" office:value="66388697" calcext:value-type="float">
            <text:p>66388697</text:p>
          </table:table-cell>
          <table:table-cell table:style-name="ce1" table:formula="of:=[.F3]/[.G3]" office:value-type="float" office:value="16.0435012002118" calcext:value-type="float">
            <text:p>16.0435012002</text:p>
          </table:table-cell>
          <table:table-cell/>
          <table:table-cell office:value-type="float" office:value="64458594" calcext:value-type="float">
            <text:p>64458594</text:p>
          </table:table-cell>
          <table:table-cell office:value-type="float" office:value="18275391" calcext:value-type="float">
            <text:p>18275391</text:p>
          </table:table-cell>
          <table:table-cell table:style-name="ce1" table:formula="of:= [.J3]/[.K3]" office:value-type="float" office:value="3.52707058360612" calcext:value-type="float">
            <text:p>3.52707058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8476" calcext:value-type="float">
            <text:p>4.8476</text:p>
          </table:table-cell>
          <table:table-cell office:value-type="float" office:value="1.51243" calcext:value-type="float">
            <text:p>1.51243</text:p>
          </table:table-cell>
          <table:table-cell table:formula="of:=[.B4]/[.C4]" office:value-type="float" office:value="3.20517313197966" calcext:value-type="float">
            <text:p>3.205173132</text:p>
          </table:table-cell>
          <table:table-cell/>
          <table:table-cell office:value-type="float" office:value="3593571993" calcext:value-type="float">
            <text:p>3593571993</text:p>
          </table:table-cell>
          <table:table-cell office:value-type="float" office:value="219891268" calcext:value-type="float">
            <text:p>219891268</text:p>
          </table:table-cell>
          <table:table-cell table:style-name="ce1" table:formula="of:=[.F4]/[.G4]" office:value-type="float" office:value="16.3424952054031" calcext:value-type="float">
            <text:p>16.3424952054</text:p>
          </table:table-cell>
          <table:table-cell/>
          <table:table-cell office:value-type="float" office:value="222079468" calcext:value-type="float">
            <text:p>222079468</text:p>
          </table:table-cell>
          <table:table-cell office:value-type="float" office:value="96784138" calcext:value-type="float">
            <text:p>96784138</text:p>
          </table:table-cell>
          <table:table-cell table:style-name="ce1" table:formula="of:= [.J4]/[.K4]" office:value-type="float" office:value="2.29458537926948" calcext:value-type="float">
            <text:p>2.29458537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2426" calcext:value-type="float">
            <text:p>11.2426</text:p>
          </table:table-cell>
          <table:table-cell office:value-type="float" office:value="3.48222" calcext:value-type="float">
            <text:p>3.48222</text:p>
          </table:table-cell>
          <table:table-cell table:formula="of:=[.B5]/[.C5]" office:value-type="float" office:value="3.22857257726393" calcext:value-type="float">
            <text:p>3.2285725773</text:p>
          </table:table-cell>
          <table:table-cell/>
          <table:table-cell office:value-type="float" office:value="8512820235" calcext:value-type="float">
            <text:p>8512820235</text:p>
          </table:table-cell>
          <table:table-cell office:value-type="float" office:value="517449906" calcext:value-type="float">
            <text:p>517449906</text:p>
          </table:table-cell>
          <table:table-cell table:style-name="ce1" table:formula="of:=[.F5]/[.G5]" office:value-type="float" office:value="16.4514866778235" calcext:value-type="float">
            <text:p>16.4514866778</text:p>
          </table:table-cell>
          <table:table-cell/>
          <table:table-cell office:value-type="float" office:value="514322406" calcext:value-type="float">
            <text:p>514322406</text:p>
          </table:table-cell>
          <table:table-cell office:value-type="float" office:value="230945859" calcext:value-type="float">
            <text:p>230945859</text:p>
          </table:table-cell>
          <table:table-cell table:style-name="ce1" table:formula="of:= [.J5]/[.K5]" office:value-type="float" office:value="2.22702588488499" calcext:value-type="float">
            <text:p>2.227025884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.4808" calcext:value-type="float">
            <text:p>23.4808</text:p>
          </table:table-cell>
          <table:table-cell office:value-type="float" office:value="6.6723" calcext:value-type="float">
            <text:p>6.6723</text:p>
          </table:table-cell>
          <table:table-cell table:formula="of:=[.B6]/[.C6]" office:value-type="float" office:value="3.51914632135845" calcext:value-type="float">
            <text:p>3.5191463214</text:p>
          </table:table-cell>
          <table:table-cell/>
          <table:table-cell office:value-type="float" office:value="16621016481" calcext:value-type="float">
            <text:p>16621016481</text:p>
          </table:table-cell>
          <table:table-cell office:value-type="float" office:value="1010262156" calcext:value-type="float">
            <text:p>1010262156</text:p>
          </table:table-cell>
          <table:table-cell table:style-name="ce1" table:formula="of:=[.F6]/[.G6]" office:value-type="float" office:value="16.4521816266074" calcext:value-type="float">
            <text:p>16.4521816266</text:p>
          </table:table-cell>
          <table:table-cell/>
          <table:table-cell office:value-type="float" office:value="1095709621" calcext:value-type="float">
            <text:p>1095709621</text:p>
          </table:table-cell>
          <table:table-cell office:value-type="float" office:value="451730077" calcext:value-type="float">
            <text:p>451730077</text:p>
          </table:table-cell>
          <table:table-cell table:style-name="ce1" table:formula="of:= [.J6]/[.K6]" office:value-type="float" office:value="2.42558482772888" calcext:value-type="float">
            <text:p>2.425584827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.9228" calcext:value-type="float">
            <text:p>44.9228</text:p>
          </table:table-cell>
          <table:table-cell office:value-type="float" office:value="11.3565" calcext:value-type="float">
            <text:p>11.3565</text:p>
          </table:table-cell>
          <table:table-cell table:formula="of:=[.B7]/[.C7]" office:value-type="float" office:value="3.95569057368027" calcext:value-type="float">
            <text:p>3.9556905737</text:p>
          </table:table-cell>
          <table:table-cell/>
          <table:table-cell office:value-type="float" office:value="28714700432" calcext:value-type="float">
            <text:p>28714700432</text:p>
          </table:table-cell>
          <table:table-cell office:value-type="float" office:value="1749461236" calcext:value-type="float">
            <text:p>1749461236</text:p>
          </table:table-cell>
          <table:table-cell table:style-name="ce1" table:formula="of:=[.F7]/[.G7]" office:value-type="float" office:value="16.4134533770258" calcext:value-type="float">
            <text:p>16.413453377</text:p>
          </table:table-cell>
          <table:table-cell/>
          <table:table-cell office:value-type="float" office:value="2280781829" calcext:value-type="float">
            <text:p>2280781829</text:p>
          </table:table-cell>
          <table:table-cell office:value-type="float" office:value="776423895" calcext:value-type="float">
            <text:p>776423895</text:p>
          </table:table-cell>
          <table:table-cell table:style-name="ce1" table:formula="of:= [.J7]/[.K7]" office:value-type="float" office:value="2.93754718741622" calcext:value-type="float">
            <text:p>2.937547187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7.374" calcext:value-type="float">
            <text:p>297.374</text:p>
          </table:table-cell>
          <table:table-cell office:value-type="float" office:value="60.6373" calcext:value-type="float">
            <text:p>60.6373</text:p>
          </table:table-cell>
          <table:table-cell table:formula="of:=[.B8]/[.C8]" office:value-type="float" office:value="4.90414315940848" calcext:value-type="float">
            <text:p>4.9041431594</text:p>
          </table:table-cell>
          <table:table-cell/>
          <table:table-cell office:value-type="float" office:value="132978882623" calcext:value-type="float">
            <text:p>132978882623</text:p>
          </table:table-cell>
          <table:table-cell office:value-type="float" office:value="15706582413" calcext:value-type="float">
            <text:p>15706582413</text:p>
          </table:table-cell>
          <table:table-cell table:style-name="ce1" table:formula="of:=[.F8]/[.G8]" office:value-type="float" office:value="8.4664428662047" calcext:value-type="float">
            <text:p>8.4664428662</text:p>
          </table:table-cell>
          <table:table-cell/>
          <table:table-cell office:value-type="float" office:value="132329079813" calcext:value-type="float">
            <text:p>132329079813</text:p>
          </table:table-cell>
          <table:table-cell office:value-type="float" office:value="3504625422" calcext:value-type="float">
            <text:p>3504625422</text:p>
          </table:table-cell>
          <table:table-cell table:style-name="ce1" table:formula="of:= [.J8]/[.K8]" office:value-type="float" office:value="37.7584089250495" calcext:value-type="float">
            <text:p>37.7584089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13.384" calcext:value-type="float">
            <text:p>513.384</text:p>
          </table:table-cell>
          <table:table-cell office:value-type="float" office:value="85.7075" calcext:value-type="float">
            <text:p>85.7075</text:p>
          </table:table-cell>
          <table:table-cell table:formula="of:=[.B9]/[.C9]" office:value-type="float" office:value="5.98995420470787" calcext:value-type="float">
            <text:p>5.9899542047</text:p>
          </table:table-cell>
          <table:table-cell/>
          <table:table-cell office:value-type="float" office:value="229770487517" calcext:value-type="float">
            <text:p>229770487517</text:p>
          </table:table-cell>
          <table:table-cell office:value-type="float" office:value="27228890371" calcext:value-type="float">
            <text:p>27228890371</text:p>
          </table:table-cell>
          <table:table-cell table:style-name="ce1" table:formula="of:=[.F9]/[.G9]" office:value-type="float" office:value="8.43848149470373" calcext:value-type="float">
            <text:p>8.4384814947</text:p>
          </table:table-cell>
          <table:table-cell/>
          <table:table-cell office:value-type="float" office:value="229520184222" calcext:value-type="float">
            <text:p>229520184222</text:p>
          </table:table-cell>
          <table:table-cell office:value-type="float" office:value="6059393759" calcext:value-type="float">
            <text:p>6059393759</text:p>
          </table:table-cell>
          <table:table-cell table:style-name="ce1" table:formula="of:= [.J9]/[.K9]" office:value-type="float" office:value="37.8784072055219" calcext:value-type="float">
            <text:p>37.87840720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18.513" calcext:value-type="float">
            <text:p>818.513</text:p>
          </table:table-cell>
          <table:table-cell office:value-type="float" office:value="133.488" calcext:value-type="float">
            <text:p>133.488</text:p>
          </table:table-cell>
          <table:table-cell table:formula="of:=[.B10]/[.C10]" office:value-type="float" office:value="6.1317346877622" calcext:value-type="float">
            <text:p>6.1317346878</text:p>
          </table:table-cell>
          <table:table-cell/>
          <table:table-cell office:value-type="float" office:value="364837012516" calcext:value-type="float">
            <text:p>364837012516</text:p>
          </table:table-cell>
          <table:table-cell office:value-type="float" office:value="43184694443" calcext:value-type="float">
            <text:p>43184694443</text:p>
          </table:table-cell>
          <table:table-cell table:style-name="ce1" table:formula="of:=[.F10]/[.G10]" office:value-type="float" office:value="8.44829440665727" calcext:value-type="float">
            <text:p>8.4482944067</text:p>
          </table:table-cell>
          <table:table-cell/>
          <table:table-cell office:value-type="float" office:value="364719632175" calcext:value-type="float">
            <text:p>364719632175</text:p>
          </table:table-cell>
          <table:table-cell office:value-type="float" office:value="9644482312" calcext:value-type="float">
            <text:p>9644482312</text:p>
          </table:table-cell>
          <table:table-cell table:style-name="ce1" table:formula="of:= [.J10]/[.K10]" office:value-type="float" office:value="37.8164032424222" calcext:value-type="float">
            <text:p>37.81640324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76.11" calcext:value-type="float">
            <text:p>1276.11</text:p>
          </table:table-cell>
          <table:table-cell office:value-type="float" office:value="200.495" calcext:value-type="float">
            <text:p>200.495</text:p>
          </table:table-cell>
          <table:table-cell table:formula="of:=[.B11]/[.C11]" office:value-type="float" office:value="6.3647971271104" calcext:value-type="float">
            <text:p>6.3647971271</text:p>
          </table:table-cell>
          <table:table-cell/>
          <table:table-cell office:value-type="float" office:value="544568098868" calcext:value-type="float">
            <text:p>544568098868</text:p>
          </table:table-cell>
          <table:table-cell office:value-type="float" office:value="64380309347" calcext:value-type="float">
            <text:p>64380309347</text:p>
          </table:table-cell>
          <table:table-cell table:style-name="ce1" table:formula="of:=[.F11]/[.G11]" office:value-type="float" office:value="8.4586126471195" calcext:value-type="float">
            <text:p>8.4586126471</text:p>
          </table:table-cell>
          <table:table-cell/>
          <table:table-cell office:value-type="float" office:value="544411661674" calcext:value-type="float">
            <text:p>544411661674</text:p>
          </table:table-cell>
          <table:table-cell office:value-type="float" office:value="14320241436" calcext:value-type="float">
            <text:p>14320241436</text:p>
          </table:table-cell>
          <table:table-cell table:style-name="ce1" table:formula="of:= [.J11]/[.K11]" office:value-type="float" office:value="38.0169331716287" calcext:value-type="float">
            <text:p>38.01693317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848.14" calcext:value-type="float">
            <text:p>1848.14</text:p>
          </table:table-cell>
          <table:table-cell office:value-type="float" office:value="315.252" calcext:value-type="float">
            <text:p>315.252</text:p>
          </table:table-cell>
          <table:table-cell table:formula="of:=[.B12]/[.C12]" office:value-type="float" office:value="5.86242117417177" calcext:value-type="float">
            <text:p>5.8624211742</text:p>
          </table:table-cell>
          <table:table-cell/>
          <table:table-cell office:value-type="float" office:value="775323052986" calcext:value-type="float">
            <text:p>775323052986</text:p>
          </table:table-cell>
          <table:table-cell office:value-type="float" office:value="91685168992" calcext:value-type="float">
            <text:p>91685168992</text:p>
          </table:table-cell>
          <table:table-cell table:style-name="ce1" table:formula="of:=[.F12]/[.G12]" office:value-type="float" office:value="8.45636280665689" calcext:value-type="float">
            <text:p>8.4563628067</text:p>
          </table:table-cell>
          <table:table-cell/>
          <table:table-cell office:value-type="float" office:value="775128413681" calcext:value-type="float">
            <text:p>775128413681</text:p>
          </table:table-cell>
          <table:table-cell office:value-type="float" office:value="20323163631" calcext:value-type="float">
            <text:p>20323163631</text:p>
          </table:table-cell>
          <table:table-cell table:style-name="ce1" table:formula="of:= [.J12]/[.K12]" office:value-type="float" office:value="38.1401452920772" calcext:value-type="float">
            <text:p>38.140145292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2.82" calcext:value-type="float">
            <text:p>2502.82</text:p>
          </table:table-cell>
          <table:table-cell office:value-type="float" office:value="407.376" calcext:value-type="float">
            <text:p>407.376</text:p>
          </table:table-cell>
          <table:table-cell table:formula="of:=[.B13]/[.C13]" office:value-type="float" office:value="6.14375908251836" calcext:value-type="float">
            <text:p>6.1437590825</text:p>
          </table:table-cell>
          <table:table-cell/>
          <table:table-cell office:value-type="float" office:value="1063540522840" calcext:value-type="float">
            <text:p>1063540522840</text:p>
          </table:table-cell>
          <table:table-cell office:value-type="float" office:value="125466589992" calcext:value-type="float">
            <text:p>125466589992</text:p>
          </table:table-cell>
          <table:table-cell table:style-name="ce1" table:formula="of:=[.F13]/[.G13]" office:value-type="float" office:value="8.47668309872623" calcext:value-type="float">
            <text:p>8.4766830987</text:p>
          </table:table-cell>
          <table:table-cell/>
          <table:table-cell office:value-type="float" office:value="1063384353990" calcext:value-type="float">
            <text:p>1063384353990</text:p>
          </table:table-cell>
          <table:table-cell office:value-type="float" office:value="27173229374" calcext:value-type="float">
            <text:p>27173229374</text:p>
          </table:table-cell>
          <table:table-cell table:style-name="ce1" table:formula="of:= [.J13]/[.K13]" office:value-type="float" office:value="39.1335287887229" calcext:value-type="float">
            <text:p>39.1335287887</text:p>
          </table:table-cell>
        </table:table-row>
        <table:table-row table:style-name="ro1">
          <table:table-cell table:number-columns-repeated="3"/>
          <table:table-cell table:style-name="ce1" table:formula="of:= AVERAGE([.D2:.D13])" office:value-type="float" office:value="4.50958243747491" calcext:value-type="float">
            <text:p>4.509582437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Matrix dimension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number-columns-repeated="2"/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style-name="ce1" office:value-type="string" calcext:value-type="string">
            <text:p>L1 CM / Instruction Ratio</text:p>
          </table:table-cell>
          <table:table-cell/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style-name="ce1" office:value-type="string" calcext:value-type="string">
            <text:p>L2 CM / Instruction Ratio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7005534" calcext:value-type="float">
            <text:p>877005534</text:p>
          </table:table-cell>
          <table:table-cell office:value-type="float" office:value="441758543" calcext:value-type="float">
            <text:p>441758543</text:p>
          </table:table-cell>
          <table:table-cell table:number-columns-repeated="2"/>
          <table:table-cell table:formula="of:=([.F2]/[.B16])*100" office:value-type="float" office:value="6.35408054335037" calcext:value-type="float">
            <text:p>6.3540805434</text:p>
          </table:table-cell>
          <table:table-cell table:formula="of:=([.G2]/[.C16])*100" office:value-type="float" office:value="1.97408700707345" calcext:value-type="float">
            <text:p>1.9740870071</text:p>
          </table:table-cell>
          <table:table-cell table:formula="of:=[.F16]/[.G16]" office:value-type="float" office:value="3.21874391583691" calcext:value-type="float">
            <text:p>3.2187439158</text:p>
          </table:table-cell>
          <table:table-cell/>
          <table:table-cell table:formula="of:=([.J2]/[.B16])*100" office:value-type="float" office:value="0.925215940541602" calcext:value-type="float">
            <text:p>0.9252159405</text:p>
          </table:table-cell>
          <table:table-cell table:formula="of:=([.K2]/[.C16])*100" office:value-type="float" office:value="0.337002877157715" calcext:value-type="float">
            <text:p>0.3370028772</text:p>
          </table:table-cell>
          <table:table-cell table:formula="of:=[.J16]/[.K16]" office:value-type="float" office:value="2.74542445555623" calcext:value-type="float">
            <text:p>2.7454244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8009286" calcext:value-type="float">
            <text:p>7008009286</text:p>
          </table:table-cell>
          <table:table-cell office:value-type="float" office:value="3517015200" calcext:value-type="float">
            <text:p>3517015200</text:p>
          </table:table-cell>
          <table:table-cell table:number-columns-repeated="2"/>
          <table:table-cell table:formula="of:=([.F3]/[.B17])*100" office:value-type="float" office:value="15.1984264936375" calcext:value-type="float">
            <text:p>15.1984264936</text:p>
          </table:table-cell>
          <table:table-cell table:formula="of:=([.G3]/[.C17])*100" office:value-type="float" office:value="1.88764316401021" calcext:value-type="float">
            <text:p>1.887643164</text:p>
          </table:table-cell>
          <table:table-cell table:formula="of:=[.F17]/[.G17]" office:value-type="float" office:value="8.05153578992607" calcext:value-type="float">
            <text:p>8.0515357899</text:p>
          </table:table-cell>
          <table:table-cell/>
          <table:table-cell table:formula="of:=([.J3]/[.B17])*100" office:value-type="float" office:value="0.919784654520505" calcext:value-type="float">
            <text:p>0.9197846545</text:p>
          </table:table-cell>
          <table:table-cell table:formula="of:=([.K3]/[.C17])*100" office:value-type="float" office:value="0.519627865128362" calcext:value-type="float">
            <text:p>0.5196278651</text:p>
          </table:table-cell>
          <table:table-cell table:formula="of:=[.J17]/[.K17]" office:value-type="float" office:value="1.77008339283978" calcext:value-type="float">
            <text:p>1.77008339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643013726" calcext:value-type="float">
            <text:p>23643013726</text:p>
          </table:table-cell>
          <table:table-cell office:value-type="float" office:value="11850772086" calcext:value-type="float">
            <text:p>11850772086</text:p>
          </table:table-cell>
          <table:table-cell table:number-columns-repeated="2"/>
          <table:table-cell table:formula="of:=([.F4]/[.B18])*100" office:value-type="float" office:value="15.1992974950067" calcext:value-type="float">
            <text:p>15.199297495</text:p>
          </table:table-cell>
          <table:table-cell table:formula="of:=([.G4]/[.C18])*100" office:value-type="float" office:value="1.85550161967734" calcext:value-type="float">
            <text:p>1.8555016197</text:p>
          </table:table-cell>
          <table:table-cell table:formula="of:=[.F18]/[.G18]" office:value-type="float" office:value="8.19147627456652" calcext:value-type="float">
            <text:p>8.1914762746</text:p>
          </table:table-cell>
          <table:table-cell/>
          <table:table-cell table:formula="of:=([.J4]/[.B18])*100" office:value-type="float" office:value="0.939302707233897" calcext:value-type="float">
            <text:p>0.9393027072</text:p>
          </table:table-cell>
          <table:table-cell table:formula="of:=([.K4]/[.C18])*100" office:value-type="float" office:value="0.816690569168372" calcext:value-type="float">
            <text:p>0.8166905692</text:p>
          </table:table-cell>
          <table:table-cell table:formula="of:=[.J18]/[.K18]" office:value-type="float" office:value="1.15013291777127" calcext:value-type="float">
            <text:p>1.15013291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032019065" calcext:value-type="float">
            <text:p>56032019065</text:p>
          </table:table-cell>
          <table:table-cell office:value-type="float" office:value="28068029251" calcext:value-type="float">
            <text:p>28068029251</text:p>
          </table:table-cell>
          <table:table-cell table:number-columns-repeated="2"/>
          <table:table-cell table:formula="of:=([.F5]/[.B19])*100" office:value-type="float" office:value="15.1927779456326" calcext:value-type="float">
            <text:p>15.1927779456</text:p>
          </table:table-cell>
          <table:table-cell table:formula="of:=([.G5]/[.C19])*100" office:value-type="float" office:value="1.84355624462506" calcext:value-type="float">
            <text:p>1.8435562446</text:p>
          </table:table-cell>
          <table:table-cell table:formula="of:=[.F19]/[.G19]" office:value-type="float" office:value="8.2410167793511" calcext:value-type="float">
            <text:p>8.2410167794</text:p>
          </table:table-cell>
          <table:table-cell/>
          <table:table-cell table:formula="of:=([.J5]/[.B19])*100" office:value-type="float" office:value="0.917908036480641" calcext:value-type="float">
            <text:p>0.9179080365</text:p>
          </table:table-cell>
          <table:table-cell table:formula="of:=([.K5]/[.C19])*100" office:value-type="float" office:value="0.822807532850822" calcext:value-type="float">
            <text:p>0.8228075329</text:p>
          </table:table-cell>
          <table:table-cell table:formula="of:=[.J19]/[.K19]" office:value-type="float" office:value="1.11558049705782" calcext:value-type="float">
            <text:p>1.115580497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9425025417" calcext:value-type="float">
            <text:p>109425025417</text:p>
          </table:table-cell>
          <table:table-cell office:value-type="float" office:value="54793786765" calcext:value-type="float">
            <text:p>54793786765</text:p>
          </table:table-cell>
          <table:table-cell table:number-columns-repeated="2"/>
          <table:table-cell table:formula="of:=([.F6]/[.B20])*100" office:value-type="float" office:value="15.1894106651199" calcext:value-type="float">
            <text:p>15.1894106651</text:p>
          </table:table-cell>
          <table:table-cell table:formula="of:=([.G6]/[.C20])*100" office:value-type="float" office:value="1.84375312539142" calcext:value-type="float">
            <text:p>1.8437531254</text:p>
          </table:table-cell>
          <table:table-cell table:formula="of:=[.F20]/[.G20]" office:value-type="float" office:value="8.23831046355258" calcext:value-type="float">
            <text:p>8.2383104636</text:p>
          </table:table-cell>
          <table:table-cell/>
          <table:table-cell table:formula="of:=([.J6]/[.B20])*100" office:value-type="float" office:value="1.00133366825773" calcext:value-type="float">
            <text:p>1.0013336683</text:p>
          </table:table-cell>
          <table:table-cell table:formula="of:=([.K6]/[.C20])*100" office:value-type="float" office:value="0.824418430756362" calcext:value-type="float">
            <text:p>0.8244184308</text:p>
          </table:table-cell>
          <table:table-cell table:formula="of:=[.J20]/[.K20]" office:value-type="float" office:value="1.21459398638026" calcext:value-type="float">
            <text:p>1.21459398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9072036134" calcext:value-type="float">
            <text:p>189072036134</text:p>
          </table:table-cell>
          <table:table-cell office:value-type="float" office:value="94653046052" calcext:value-type="float">
            <text:p>94653046052</text:p>
          </table:table-cell>
          <table:table-cell table:number-columns-repeated="2"/>
          <table:table-cell table:formula="of:=([.F7]/[.B21])*100" office:value-type="float" office:value="15.1871746976106" calcext:value-type="float">
            <text:p>15.1871746976</text:p>
          </table:table-cell>
          <table:table-cell table:formula="of:=([.G7]/[.C21])*100" office:value-type="float" office:value="1.84828836362951" calcext:value-type="float">
            <text:p>1.8482883636</text:p>
          </table:table-cell>
          <table:table-cell table:formula="of:=[.F21]/[.G21]" office:value-type="float" office:value="8.21688595592697" calcext:value-type="float">
            <text:p>8.2168859559</text:p>
          </table:table-cell>
          <table:table-cell/>
          <table:table-cell table:formula="of:=([.J7]/[.B21])*100" office:value-type="float" office:value="1.20630309782223" calcext:value-type="float">
            <text:p>1.2063030978</text:p>
          </table:table-cell>
          <table:table-cell table:formula="of:=([.K7]/[.C21])*100" office:value-type="float" office:value="0.820284108525628" calcext:value-type="float">
            <text:p>0.8202841085</text:p>
          </table:table-cell>
          <table:table-cell table:formula="of:=[.J21]/[.K21]" office:value-type="float" office:value="1.47059181725515" calcext:value-type="float">
            <text:p>1.47059181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75200113208" calcext:value-type="float">
            <text:p>875200113208</text:p>
          </table:table-cell>
          <table:table-cell office:value-type="float" office:value="437925084061" calcext:value-type="float">
            <text:p>437925084061</text:p>
          </table:table-cell>
          <table:table-cell table:number-columns-repeated="2"/>
          <table:table-cell table:formula="of:=([.F8]/[.B22])*100" office:value-type="float" office:value="15.1941116798503" calcext:value-type="float">
            <text:p>15.1941116799</text:p>
          </table:table-cell>
          <table:table-cell table:style-name="ce1" table:formula="of:=([.G8]/[.C22])*100" office:value-type="float" office:value="3.5865911738484" calcext:value-type="float">
            <text:p>3.5865911738</text:p>
          </table:table-cell>
          <table:table-cell table:formula="of:=[.F22]/[.G22]" office:value-type="float" office:value="4.23636565846648" calcext:value-type="float">
            <text:p>4.2363656585</text:p>
          </table:table-cell>
          <table:table-cell/>
          <table:table-cell table:style-name="ce1" table:formula="of:=([.J8]/[.B22])*100" office:value-type="float" office:value="15.1198654817302" calcext:value-type="float">
            <text:p>15.1198654817</text:p>
          </table:table-cell>
          <table:table-cell table:formula="of:=([.K8]/[.C22])*100" office:value-type="float" office:value="0.800279671011453" calcext:value-type="float">
            <text:p>0.800279671</text:p>
          </table:table-cell>
          <table:table-cell table:formula="of:=[.J22]/[.K22]" office:value-type="float" office:value="18.8932269922846" calcext:value-type="float">
            <text:p>18.893226992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12288173061" calcext:value-type="float">
            <text:p>1512288173061</text:p>
          </table:table-cell>
          <table:table-cell office:value-type="float" office:value="756612101635" calcext:value-type="float">
            <text:p>756612101635</text:p>
          </table:table-cell>
          <table:table-cell table:number-columns-repeated="2"/>
          <table:table-cell table:formula="of:=([.F9]/[.B23])*100" office:value-type="float" office:value="15.1935650631933" calcext:value-type="float">
            <text:p>15.1935650632</text:p>
          </table:table-cell>
          <table:table-cell table:style-name="ce1" table:formula="of:=([.G9]/[.C23])*100" office:value-type="float" office:value="3.59879128448511" calcext:value-type="float">
            <text:p>3.5987912845</text:p>
          </table:table-cell>
          <table:table-cell table:formula="of:=[.F23]/[.G23]" office:value-type="float" office:value="4.22185224486201" calcext:value-type="float">
            <text:p>4.2218522449</text:p>
          </table:table-cell>
          <table:table-cell/>
          <table:table-cell table:style-name="ce1" table:formula="of:=([.J9]/[.B23])*100" office:value-type="float" office:value="15.177013766988" calcext:value-type="float">
            <text:p>15.177013767</text:p>
          </table:table-cell>
          <table:table-cell table:formula="of:=([.K9]/[.C23])*100" office:value-type="float" office:value="0.800858689136211" calcext:value-type="float">
            <text:p>0.8008586891</text:p>
          </table:table-cell>
          <table:table-cell table:formula="of:=[.J23]/[.K23]" office:value-type="float" office:value="18.9509260158713" calcext:value-type="float">
            <text:p>18.95092601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01392257866" calcext:value-type="float">
            <text:p>2401392257866</text:p>
          </table:table-cell>
          <table:table-cell office:value-type="float" office:value="1201333127318" calcext:value-type="float">
            <text:p>1201333127318</text:p>
          </table:table-cell>
          <table:table-cell table:number-columns-repeated="2"/>
          <table:table-cell table:formula="of:=([.F10]/[.B24])*100" office:value-type="float" office:value="15.1927287731082" calcext:value-type="float">
            <text:p>15.1927287731</text:p>
          </table:table-cell>
          <table:table-cell table:style-name="ce1" table:formula="of:=([.G10]/[.C24])*100" office:value-type="float" office:value="3.5947310084931" calcext:value-type="float">
            <text:p>3.5947310085</text:p>
          </table:table-cell>
          <table:table-cell table:formula="of:=[.F24]/[.G24]" office:value-type="float" office:value="4.22638821575608" calcext:value-type="float">
            <text:p>4.2263882158</text:p>
          </table:table-cell>
          <table:table-cell/>
          <table:table-cell table:style-name="ce1" table:formula="of:=([.J10]/[.B24])*100" office:value-type="float" office:value="15.1878407611386" calcext:value-type="float">
            <text:p>15.1878407611</text:p>
          </table:table-cell>
          <table:table-cell table:formula="of:=([.K10]/[.C24])*100" office:value-type="float" office:value="0.802814980515146" calcext:value-type="float">
            <text:p>0.8028149805</text:p>
          </table:table-cell>
          <table:table-cell table:formula="of:=[.J24]/[.K24]" office:value-type="float" office:value="18.9182328802497" calcext:value-type="float">
            <text:p>18.91823288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584512385459" calcext:value-type="float">
            <text:p>3584512385459</text:p>
          </table:table-cell>
          <table:table-cell office:value-type="float" office:value="1793088157130" calcext:value-type="float">
            <text:p>1793088157130</text:p>
          </table:table-cell>
          <table:table-cell table:number-columns-repeated="2"/>
          <table:table-cell table:formula="of:=([.F11]/[.B25])*100" office:value-type="float" office:value="15.1922504460329" calcext:value-type="float">
            <text:p>15.192250446</text:p>
          </table:table-cell>
          <table:table-cell table:style-name="ce1" table:formula="of:=([.G11]/[.C25])*100" office:value-type="float" office:value="3.59047094762181" calcext:value-type="float">
            <text:p>3.5904709476</text:p>
          </table:table-cell>
          <table:table-cell table:formula="of:=[.F25]/[.G25]" office:value-type="float" office:value="4.23126956537433" calcext:value-type="float">
            <text:p>4.2312695654</text:p>
          </table:table-cell>
          <table:table-cell/>
          <table:table-cell table:style-name="ce1" table:formula="of:=([.J11]/[.B25])*100" office:value-type="float" office:value="15.1878861929023" calcext:value-type="float">
            <text:p>15.1878861929</text:p>
          </table:table-cell>
          <table:table-cell table:formula="of:=([.K11]/[.C25])*100" office:value-type="float" office:value="0.798635659884166" calcext:value-type="float">
            <text:p>0.7986356599</text:p>
          </table:table-cell>
          <table:table-cell table:formula="of:=[.J25]/[.K25]" office:value-type="float" office:value="19.0172903062019" calcext:value-type="float">
            <text:p>19.017290306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3648543655" calcext:value-type="float">
            <text:p>5103648543655</text:p>
          </table:table-cell>
          <table:table-cell office:value-type="float" office:value="2552877219027" calcext:value-type="float">
            <text:p>2552877219027</text:p>
          </table:table-cell>
          <table:table-cell table:number-columns-repeated="2"/>
          <table:table-cell table:formula="of:=([.F12]/[.B26])*100" office:value-type="float" office:value="15.1915447616373" calcext:value-type="float">
            <text:p>15.1915447616</text:p>
          </table:table-cell>
          <table:table-cell table:style-name="ce1" table:formula="of:=([.G12]/[.C26])*100" office:value-type="float" office:value="3.59144452027132" calcext:value-type="float">
            <text:p>3.5914445203</text:p>
          </table:table-cell>
          <table:table-cell table:formula="of:=[.F26]/[.G26]" office:value-type="float" office:value="4.22992605785531" calcext:value-type="float">
            <text:p>4.2299260579</text:p>
          </table:table-cell>
          <table:table-cell/>
          <table:table-cell table:style-name="ce1" table:formula="of:=([.J12]/[.B26])*100" office:value-type="float" office:value="15.1877310330207" calcext:value-type="float">
            <text:p>15.187731033</text:p>
          </table:table-cell>
          <table:table-cell table:formula="of:=([.K12]/[.C26])*100" office:value-type="float" office:value="0.796088565463636" calcext:value-type="float">
            <text:p>0.7960885655</text:p>
          </table:table-cell>
          <table:table-cell table:formula="of:=[.J26]/[.K26]" office:value-type="float" office:value="19.0779414400651" calcext:value-type="float">
            <text:p>19.07794144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00800725040" calcext:value-type="float">
            <text:p>7000800725040</text:p>
          </table:table-cell>
          <table:table-cell office:value-type="float" office:value="3501700237311" calcext:value-type="float">
            <text:p>3501700237311</text:p>
          </table:table-cell>
          <table:table-cell table:number-columns-repeated="2"/>
          <table:table-cell table:formula="of:=([.F13]/[.B27])*100" office:value-type="float" office:value="15.1916982729704" calcext:value-type="float">
            <text:p>15.191698273</text:p>
          </table:table-cell>
          <table:table-cell table:style-name="ce1" table:formula="of:=([.G13]/[.C27])*100" office:value-type="float" office:value="3.58301914753124" calcext:value-type="float">
            <text:p>3.5830191475</text:p>
          </table:table-cell>
          <table:table-cell table:formula="of:=[.F27]/[.G27]" office:value-type="float" office:value="4.2399154588492" calcext:value-type="float">
            <text:p>4.2399154588</text:p>
          </table:table-cell>
          <table:table-cell/>
          <table:table-cell table:style-name="ce1" table:formula="of:=([.J13]/[.B27])*100" office:value-type="float" office:value="15.1894675445704" calcext:value-type="float">
            <text:p>15.1894675446</text:p>
          </table:table-cell>
          <table:table-cell table:formula="of:=([.K13]/[.C27])*100" office:value-type="float" office:value="0.7760010147204" calcext:value-type="float">
            <text:p>0.7760010147</text:p>
          </table:table-cell>
          <table:table-cell table:formula="of:=[.J27]/[.K27]" office:value-type="float" office:value="19.5740305185597" calcext:value-type="float">
            <text:p>19.5740305186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Matrix dimension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Optimized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375250500" calcext:value-type="float">
            <text:p>375250500</text:p>
          </table:table-cell>
          <table:table-cell table:number-columns-repeated="2"/>
          <table:table-cell table:formula="of:=([.F2]/[.B30])*100" office:value-type="float" office:value="14.8502501662223" calcext:value-type="float">
            <text:p>14.8502501662</text:p>
          </table:table-cell>
          <table:table-cell table:formula="of:=([.G2]/[.C30])*100" office:value-type="float" office:value="2.32396705667281" calcext:value-type="float">
            <text:p>2.3239670567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001001000" calcext:value-type="float">
            <text:p>3001001000</text:p>
          </table:table-cell>
          <table:table-cell table:number-columns-repeated="2"/>
          <table:table-cell table:formula="of:=([.F3]/[.B31])*100" office:value-type="float" office:value="35.4917289264482" calcext:value-type="float">
            <text:p>35.4917289264</text:p>
          </table:table-cell>
          <table:table-cell table:formula="of:=([.G3]/[.C31])*100" office:value-type="float" office:value="2.21221842311949" calcext:value-type="float">
            <text:p>2.2122184231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10127251500" calcext:value-type="float">
            <text:p>10127251500</text:p>
          </table:table-cell>
          <table:table-cell table:number-columns-repeated="2"/>
          <table:table-cell table:formula="of:=([.F4]/[.B32])*100" office:value-type="float" office:value="35.4841784367654" calcext:value-type="float">
            <text:p>35.4841784368</text:p>
          </table:table-cell>
          <table:table-cell table:formula="of:=([.G4]/[.C32])*100" office:value-type="float" office:value="2.17128278092037" calcext:value-type="float">
            <text:p>2.1712827809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4004002000" calcext:value-type="float">
            <text:p>24004002000</text:p>
          </table:table-cell>
          <table:table-cell table:number-columns-repeated="2"/>
          <table:table-cell table:formula="of:=([.F5]/[.B33])*100" office:value-type="float" office:value="35.4641706620421" calcext:value-type="float">
            <text:p>35.464170662</text:p>
          </table:table-cell>
          <table:table-cell table:formula="of:=([.G5]/[.C33])*100" office:value-type="float" office:value="2.15568181505734" calcext:value-type="float">
            <text:p>2.1556818151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46881252500" calcext:value-type="float">
            <text:p>46881252500</text:p>
          </table:table-cell>
          <table:table-cell table:number-columns-repeated="2"/>
          <table:table-cell table:formula="of:=([.F6]/[.B34])*100" office:value-type="float" office:value="35.4534394766863" calcext:value-type="float">
            <text:p>35.4534394767</text:p>
          </table:table-cell>
          <table:table-cell table:formula="of:=([.G6]/[.C34])*100" office:value-type="float" office:value="2.15493849273758" calcext:value-type="float">
            <text:p>2.1549384927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81009003000" calcext:value-type="float">
            <text:p>81009003000</text:p>
          </table:table-cell>
          <table:table-cell table:number-columns-repeated="2"/>
          <table:table-cell table:formula="of:=([.F7]/[.B35])*100" office:value-type="float" office:value="35.446307655459" calcext:value-type="float">
            <text:p>35.4463076555</text:p>
          </table:table-cell>
          <table:table-cell table:formula="of:=([.G7]/[.C35])*100" office:value-type="float" office:value="2.15958865214031" calcext:value-type="float">
            <text:p>2.1595886521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375025005000" calcext:value-type="float">
            <text:p>375025005000</text:p>
          </table:table-cell>
          <table:table-cell table:number-columns-repeated="2"/>
          <table:table-cell table:formula="of:=([.F8]/[.B36])*100" office:value-type="float" office:value="35.4586709819523" calcext:value-type="float">
            <text:p>35.458670982</text:p>
          </table:table-cell>
          <table:table-cell table:formula="of:=([.G8]/[.C36])*100" office:value-type="float" office:value="4.188142711444" calcext:value-type="float">
            <text:p>4.1881427114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648036006000" calcext:value-type="float">
            <text:p>648036006000</text:p>
          </table:table-cell>
          <table:table-cell table:number-columns-repeated="2"/>
          <table:table-cell table:formula="of:=([.F9]/[.B37])*100" office:value-type="float" office:value="35.4564384370025" calcext:value-type="float">
            <text:p>35.456438437</text:p>
          </table:table-cell>
          <table:table-cell table:formula="of:=([.G9]/[.C37])*100" office:value-type="float" office:value="4.20175578500186" calcext:value-type="float">
            <text:p>4.201755785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1029049007000" calcext:value-type="float">
            <text:p>1029049007000</text:p>
          </table:table-cell>
          <table:table-cell table:number-columns-repeated="2"/>
          <table:table-cell table:formula="of:=([.F10]/[.B38])*100" office:value-type="float" office:value="35.4538034665243" calcext:value-type="float">
            <text:p>35.4538034665</text:p>
          </table:table-cell>
          <table:table-cell table:formula="of:=([.G10]/[.C38])*100" office:value-type="float" office:value="4.19656344345513" calcext:value-type="float">
            <text:p>4.1965634435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1536064008000" calcext:value-type="float">
            <text:p>1536064008000</text:p>
          </table:table-cell>
          <table:table-cell table:number-columns-repeated="2"/>
          <table:table-cell table:formula="of:=([.F11]/[.B39])*100" office:value-type="float" office:value="35.4521749114507" calcext:value-type="float">
            <text:p>35.4521749115</text:p>
          </table:table-cell>
          <table:table-cell table:formula="of:=([.G11]/[.C39])*100" office:value-type="float" office:value="4.19125173246036" calcext:value-type="float">
            <text:p>4.1912517325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2187081009000" calcext:value-type="float">
            <text:p>2187081009000</text:p>
          </table:table-cell>
          <table:table-cell table:number-columns-repeated="2"/>
          <table:table-cell table:formula="of:=([.F12]/[.B40])*100" office:value-type="float" office:value="35.4501296383393" calcext:value-type="float">
            <text:p>35.4501296383</text:p>
          </table:table-cell>
          <table:table-cell table:formula="of:=([.G12]/[.C40])*100" office:value-type="float" office:value="4.19212496540863" calcext:value-type="float">
            <text:p>4.192124965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3000100010000" calcext:value-type="float">
            <text:p>3000100010000</text:p>
          </table:table-cell>
          <table:table-cell table:number-columns-repeated="2"/>
          <table:table-cell table:formula="of:=([.F13]/[.B41])*100" office:value-type="float" office:value="35.4501689708671" calcext:value-type="float">
            <text:p>35.4501689709</text:p>
          </table:table-cell>
          <table:table-cell table:formula="of:=([.G13]/[.C41])*100" office:value-type="float" office:value="4.18208024978474" calcext:value-type="float">
            <text:p>4.1820802498</text:p>
          </table:table-cell>
          <table:table-cell table:number-columns-repeated="5"/>
        </table:table-row>
      </table:table>
      <table:named-expressions/>
      <table:database-ranges>
        <table:database-range table:name="AlgorithmsComparison" table:target-range-address="Sheet1.A1:Sheet1.C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3:14:52.895289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05:30.194082118</meta:creation-date>
    <dc:date>2018-03-13T05:13:22.560106857</dc:date>
    <meta:editing-duration>PT3H13M59S</meta:editing-duration>
    <meta:editing-cycles>5</meta:editing-cycles>
    <meta:generator>LibreOffice/4.2.8.2$Linux_X86_64 LibreOffice_project/420m0$Build-2</meta:generator>
    <meta:document-statistic meta:table-count="1" meta:cell-count="3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26cm" svg:height="9.962cm" xlink:href=".." xlink:type="simple" chart:class="chart:line" chart:style-name="ch1">
        <chart:title svg:x="5.743cm" svg:y="0.335cm" chart:style-name="ch2">
          <text:p>Performance comparison</text:p>
        </chart:title>
        <chart:subtitle svg:x="6.536cm" svg:y="1.339cm" chart:style-name="ch3">
          <text:p>Matrix multiplication</text:p>
        </chart:subtitle>
        <chart:legend chart:legend-position="end" svg:x="13.721cm" svg:y="4.433cm" style:legend-expansion="high" chart:style-name="ch4"/>
        <chart:plot-area chart:style-name="ch5" table:cell-range-address="Sheet1.A1:Sheet1.C13" chart:data-source-has-labels="both" svg:x="1.343cm" svg:y="2.247cm" svg:width="12.046cm" svg:height="6.535cm">
          <chartooo:coordinate-region svg:x="2.335cm" svg:y="2.446cm" svg:width="10.589cm" svg:height="5.689cm"/>
          <chart:axis chart:dimension="x" chart:name="primary-x" chart:style-name="ch6" chartooo:axis-type="auto">
            <chartooo:date-scale/>
            <chart:title svg:x="6.078cm" svg:y="8.981cm" chart:style-name="ch7">
              <text:p>Matrix dimension</text:p>
            </chart:title>
            <chart:categories table:cell-range-address="Sheet1.A2:Sheet1.A13"/>
          </chart:axis>
          <chart:axis chart:dimension="y" chart:name="primary-y" chart:style-name="ch6">
            <chart:title svg:x="0.451cm" svg:y="6.14cm" chart:style-name="ch8">
              <text:p>Time (s)</text:p>
            </chart:title>
            <chart:grid chart:style-name="ch9" chart:class="major"/>
          </chart:axis>
          <chart:series chart:style-name="ch10" chart:values-cell-range-address="Sheet1.B2:Sheet1.B13" chart:label-cell-address="Sheet1.B1:Sheet1.B1" chart:class="chart:line">
            <chart:data-point chart:repeated="12"/>
          </chart:series>
          <chart:series chart:style-name="ch11" chart:values-cell-range-address="Sheet1.C2:Sheet1.C13" chart:label-cell-address="Sheet1.C1:Sheet1.C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B1:Sheet1.B1</svg:desc>
                </draw:g>
              </table:table-cell>
              <table:table-cell office:value-type="string">
                <text:p>Optimiz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13</svg:desc>
                </draw:g>
              </table:table-cell>
              <table:table-cell office:value-type="float" office:value="0.111691">
                <text:p>0.111691</text:p>
                <draw:g>
                  <svg:desc>Sheet1.B2:Sheet1.B13</svg:desc>
                </draw:g>
              </table:table-cell>
              <table:table-cell office:value-type="float" office:value="0.0469228">
                <text:p>0.0469228</text:p>
                <draw:g>
                  <svg:desc>Sheet1.C2:Sheet1.C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9661">
                <text:p>1.09661</text:p>
              </table:table-cell>
              <table:table-cell office:value-type="float" office:value="0.451413">
                <text:p>0.45141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8476">
                <text:p>4.8476</text:p>
              </table:table-cell>
              <table:table-cell office:value-type="float" office:value="1.51243">
                <text:p>1.512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2426">
                <text:p>11.2426</text:p>
              </table:table-cell>
              <table:table-cell office:value-type="float" office:value="3.48222">
                <text:p>3.4822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3.4808">
                <text:p>23.4808</text:p>
              </table:table-cell>
              <table:table-cell office:value-type="float" office:value="6.6723">
                <text:p>6.672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.9228">
                <text:p>44.9228</text:p>
              </table:table-cell>
              <table:table-cell office:value-type="float" office:value="11.3565">
                <text:p>11.356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97.374">
                <text:p>297.374</text:p>
              </table:table-cell>
              <table:table-cell office:value-type="float" office:value="60.6373">
                <text:p>60.637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13.384">
                <text:p>513.384</text:p>
              </table:table-cell>
              <table:table-cell office:value-type="float" office:value="85.7075">
                <text:p>85.70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18.513">
                <text:p>818.513</text:p>
              </table:table-cell>
              <table:table-cell office:value-type="float" office:value="133.488">
                <text:p>133.4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276.11">
                <text:p>1276.11</text:p>
              </table:table-cell>
              <table:table-cell office:value-type="float" office:value="200.495">
                <text:p>200.49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848.14">
                <text:p>1848.14</text:p>
              </table:table-cell>
              <table:table-cell office:value-type="float" office:value="315.252">
                <text:p>315.2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02.82">
                <text:p>2502.82</text:p>
              </table:table-cell>
              <table:table-cell office:value-type="float" office:value="407.376">
                <text:p>407.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